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4484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4.7346in"/>
    </style:style>
    <style:style style:name="co4" style:family="table-column">
      <style:table-column-properties fo:break-before="auto" style:column-width="2.5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6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417in" fo:break-before="auto" style:use-optimal-row-height="false"/>
    </style:style>
    <style:style style:name="ro4" style:family="table-row">
      <style:table-row-properties style:row-height="0.2256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929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244in" fo:break-before="auto" style:use-optimal-row-height="false"/>
    </style:style>
    <style:style style:name="ro9" style:family="table-row">
      <style:table-row-properties style:row-height="0.3799in" fo:break-before="auto" style:use-optimal-row-height="false"/>
    </style:style>
    <style:style style:name="ro10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2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3" style:family="table-cell" style:parent-style-name="Default">
      <style:table-cell-properties fo:background-color="#cccccc" fo:wrap-option="wrap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none" fo:border-left="0.0071in solid #ffffff" fo:border-right="0.0071in solid #ffffff" fo:border-top="none"/>
      <style:text-properties style:font-name="Verdana" fo:font-size="12pt"/>
    </style:style>
    <style:style style:name="ce5" style:family="table-cell" style:parent-style-name="Default">
      <style:table-cell-properties fo:border="0.0071in solid #000000"/>
      <style:text-properties style:font-name="Verdana" fo:font-size="12pt"/>
    </style:style>
    <style:style style:name="ce6" style:family="table-cell" style:parent-style-name="Default">
      <style:table-cell-properties fo:border-bottom="0.0071in solid #ffffff" fo:border-left="0.0071in solid #000000" fo:border-right="0.0071in solid #000000" fo:border-top="0.0071in solid #000000"/>
      <style:text-properties style:font-name="Verdana" fo:font-size="12pt"/>
    </style:style>
    <style:style style:name="ce7" style:family="table-cell" style:parent-style-name="Default">
      <style:table-cell-properties fo:border-bottom="0.0071in solid #ffffff" fo:border-left="0.0071in solid #000000" fo:border-right="0.0071in solid #000000" fo:border-top="0.0071in solid #ffffff"/>
      <style:text-properties style:font-name="Verdana" fo:font-size="12pt"/>
    </style:style>
    <style:style style:name="ce8" style:family="table-cell" style:parent-style-name="Default">
      <style:table-cell-properties fo:border-bottom="0.0071in solid #000000" fo:border-left="0.0071in solid #000000" fo:border-right="0.0071in solid #000000" fo:border-top="0.0071in solid #ffffff"/>
      <style:text-properties style:font-name="Verdana" fo:font-size="12pt"/>
    </style:style>
    <style:style style:name="ce9" style:family="table-cell" style:parent-style-name="Default">
      <style:table-cell-properties fo:border-bottom="none" fo:background-color="#000080" fo:border-left="none" fo:border-right="none" fo:border-top="0.0071in solid #000000"/>
      <style:text-properties style:font-name="Verdana" fo:font-size="12pt" fo:font-weight="bold"/>
    </style:style>
    <style:style style:name="ce10" style:family="table-cell" style:parent-style-name="Default">
      <style:table-cell-properties fo:background-color="#9999cc" fo:border="0.0071in solid #000000"/>
      <style:text-properties style:font-name="Verdana" fo:font-size="12pt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13" style:family="table-cell" style:parent-style-name="Default">
      <style:text-properties style:font-name="Verdana" fo:font-size="12pt"/>
    </style:style>
    <style:style style:name="ce14" style:family="table-cell" style:parent-style-name="Default">
      <style:table-cell-properties fo:background-color="#000080"/>
      <style:text-properties style:font-name="Verdana" fo:font-size="12pt" fo:font-weight="bold"/>
    </style:style>
    <style:style style:name="ce15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6" style:family="table-cell" style:parent-style-name="Default">
      <style:table-cell-properties fo:background-color="#b3b3b3" fo:border="0.0071in solid #000000"/>
      <style:text-properties style:font-name="Verdana" fo:font-size="12pt"/>
    </style:style>
    <style:style style:name="ce17" style:family="table-cell" style:parent-style-name="Default">
      <style:table-cell-properties fo:background-color="#00ffff" fo:border="0.0071in solid #000000"/>
      <style:text-properties style:font-name="Verdana" fo:font-size="12pt"/>
    </style:style>
    <style:style style:name="ce18" style:family="table-cell" style:parent-style-name="Default">
      <style:text-properties fo:font-weight="bold"/>
    </style:style>
    <style:style style:name="ce19" style:family="table-cell" style:parent-style-name="Default">
      <style:text-properties style:font-name="Verdana" fo:font-size="12pt" fo:font-weight="bold"/>
    </style:style>
    <style:style style:name="ce20" style:family="table-cell" style:parent-style-name="Default">
      <style:table-cell-properties fo:background-color="#b3b3b3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21" style:family="table-cell" style:parent-style-name="Default">
      <style:table-cell-properties fo:background-color="#00ffff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52" table:default-cell-style-name="ce13"/>
        <table:table-row table:style-name="ro1">
          <table:table-cell table:style-name="ce1" office:value-type="string" table:number-columns-spanned="4" table:number-rows-spanned="1">
            <text:p>Samples Testing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ate:</text:p>
          </table:table-cell>
          <table:covered-table-cell table:style-name="ce2"/>
          <table:table-cell table:style-name="ce15" table:number-columns-spanned="2" table:number-rows-spanned="1"/>
          <table:covered-table-cell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Tester's Name <text:s text:c="5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Platform <text:s text:c="59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istribution(Binary/ Source) <text:s text:c="24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3">
          <table:table-cell table:style-name="ce3" office:value-type="string" table:number-columns-spanned="2" table:number-rows-spanned="1">
            <text:p>Deployment(Apache/Simple Axis Server) <text:s text:c="1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5" office:value-type="string" table:number-columns-spanned="4" table:number-rows-spanned="1">
            <text:p>Please Note that the colored cells are to record test results when the server is up and when it's not:</text:p>
          </table:table-cell>
          <table:covered-table-cell table:number-columns-repeated="3" table:style-name="ce5"/>
          <table:table-cell table:number-columns-repeated="252"/>
        </table:table-row>
        <table:table-row table:style-name="ro4">
          <table:table-cell table:style-name="ce6"/>
          <table:table-cell table:style-name="ce16"/>
          <table:table-cell table:style-name="ce5" office:value-type="string" table:number-columns-spanned="2" table:number-rows-spanned="1">
            <text:p><text:s/>Run the sample when the server is <text:span text:style-name="T1">UP</text:span></text:p>
          </table:table-cell>
          <table:covered-table-cell table:style-name="ce5"/>
          <table:table-cell table:number-columns-repeated="252"/>
        </table:table-row>
        <table:table-row table:style-name="ro4">
          <table:table-cell table:style-name="ce7"/>
          <table:table-cell table:style-name="ce17"/>
          <table:table-cell table:style-name="ce5" office:value-type="string" table:number-columns-spanned="2" table:number-rows-spanned="1">
            <text:p><text:s/>Run the sample when the server is <text:span text:style-name="T1">DOWN</text:span>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8"/>
          <table:table-cell table:style-name="ce5"/>
          <table:table-cell table:style-name="ce5" office:value-type="string" table:number-columns-spanned="2" table:number-rows-spanned="1">
            <text:p><text:s/>Run the sample against a memory profiler (valgrind or Purify)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9" office:value-type="string" table:number-columns-spanned="4" table:number-rows-spanned="1">
            <text:p>Normal Sample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5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6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7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8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guththila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9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ss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10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libcurl ( N/A for Binary)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Apache</text:p>
          </table:table-cell>
          <table:covered-table-cell table:number-columns-repeated="3" table:style-name="ce19"/>
          <table:table-cell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IIS 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0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0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Using Proxy</text:p>
          </table:table-cell>
          <table:covered-table-cell table:number-columns-repeated="3" table:style-name="ce19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ools</text:p>
          </table:table-cell>
          <table:covered-table-cell table:number-columns-repeated="3" table:style-name="ce18"/>
          <table:table-cell table:style-name="ce19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Tool nam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TCPMon Tool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WSClient</text:p>
            </table:table-cell>
            <table:table-cell table:style-name="ce16"/>
            <table:table-cell table:style-name="ce20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1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 table:number-rows-repeated="6522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35in" fo:margin-bottom="0.4299in" fo:margin-left="0.35in" fo:margin-right="0.35in" style:scale-to="81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6">06/26/2007</text:date>, <text:time>10:5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08T16:12:06</meta:creation-date>
    <dc:date>2007-06-26T10:56:14</dc:date>
    <meta:print-date>2006-12-19T10:17:40</meta:print-date>
    <dc:language>en-US</dc:language>
    <meta:editing-cycles>51</meta:editing-cycles>
    <meta:editing-duration>PT4H27M35S</meta:editing-duration>
    <meta:user-defined meta:name="Info 1"/>
    <meta:user-defined meta:name="Info 2"/>
    <meta:user-defined meta:name="Info 3"/>
    <meta:user-defined meta:name="Info 4"/>
    <meta:document-statistic meta:table-count="1" meta:cell-count="144"/>
  </office:meta>
</office:document-meta>
</file>